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单个模型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站点</text:p>
          </table:table-cell>
          <table:table-cell office:value-type="string" calcext:value-type="string">
            <text:p>预测的步长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模型</text:p>
          </table:table-cell>
          <table:table-cell/>
          <table:table-cell office:value-type="string" calcext:value-type="string">
            <text:p>RMSE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NSE</text:p>
          </table:table-cell>
          <table:table-cell/>
          <table:table-cell office:value-type="string" calcext:value-type="string">
            <text:p>RMSE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NSE</text:p>
          </table:table-cell>
          <table:table-cell/>
          <table:table-cell office:value-type="string" calcext:value-type="string">
            <text:p>RMSE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NS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14.11" calcext:value-type="float">
            <text:p>14.11</text:p>
          </table:table-cell>
          <table:table-cell office:value-type="float" office:value="17.17" calcext:value-type="float">
            <text:p>17.17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30.78" calcext:value-type="float">
            <text:p>30.78</text:p>
          </table:table-cell>
          <table:table-cell office:value-type="float" office:value="42.75" calcext:value-type="float">
            <text:p>42.75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38.62" calcext:value-type="float">
            <text:p>38.62</text:p>
          </table:table-cell>
          <table:table-cell office:value-type="float" office:value="58.26" calcext:value-type="float">
            <text:p>58.2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/>
          <table:table-cell office:value-type="float" office:value="16.46" calcext:value-type="float">
            <text:p>16.46</text:p>
          </table:table-cell>
          <table:table-cell office:value-type="float" office:value="22.02" calcext:value-type="float">
            <text:p>22.02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0.89" calcext:value-type="float">
            <text:p>30.89</text:p>
          </table:table-cell>
          <table:table-cell office:value-type="float" office:value="34.67" calcext:value-type="float">
            <text:p>34.67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39.34" calcext:value-type="float">
            <text:p>39.34</text:p>
          </table:table-cell>
          <table:table-cell office:value-type="float" office:value="48.86" calcext:value-type="float">
            <text:p>48.8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28.76" calcext:value-type="float">
            <text:p>28.76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31.23" calcext:value-type="float">
            <text:p>31.23</text:p>
          </table:table-cell>
          <table:table-cell office:value-type="float" office:value="49.12" calcext:value-type="float">
            <text:p>49.12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40.87" calcext:value-type="float">
            <text:p>40.87</text:p>
          </table:table-cell>
          <table:table-cell office:value-type="float" office:value="61.65" calcext:value-type="float">
            <text:p>61.6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SVR</text:p>
          </table:table-cell>
          <table:table-cell/>
          <table:table-cell office:value-type="float" office:value="36.9" calcext:value-type="float">
            <text:p>36.9</text:p>
          </table:table-cell>
          <table:table-cell office:value-type="float" office:value="213.87" calcext:value-type="float">
            <text:p>213.87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40.45" calcext:value-type="float">
            <text:p>40.45</text:p>
          </table:table-cell>
          <table:table-cell office:value-type="float" office:value="221.27" calcext:value-type="float">
            <text:p>221.27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45.59" calcext:value-type="float">
            <text:p>45.59</text:p>
          </table:table-cell>
          <table:table-cell office:value-type="float" office:value="231.39" calcext:value-type="float">
            <text:p>231.39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18.31" calcext:value-type="float">
            <text:p>18.31</text:p>
          </table:table-cell>
          <table:table-cell office:value-type="float" office:value="18.61" calcext:value-type="float">
            <text:p>18.61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35.85" calcext:value-type="float">
            <text:p>35.85</text:p>
          </table:table-cell>
          <table:table-cell office:value-type="float" office:value="35.16" calcext:value-type="float">
            <text:p>35.16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42.63" calcext:value-type="float">
            <text:p>42.63</text:p>
          </table:table-cell>
          <table:table-cell office:value-type="float" office:value="47.55" calcext:value-type="float">
            <text:p>47.5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19.22" calcext:value-type="float">
            <text:p>19.22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36.21" calcext:value-type="float">
            <text:p>36.21</text:p>
          </table:table-cell>
          <table:table-cell office:value-type="float" office:value="33.04" calcext:value-type="float">
            <text:p>33.0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3.2" calcext:value-type="float">
            <text:p>43.2</text:p>
          </table:table-cell>
          <table:table-cell office:value-type="float" office:value="44.65" calcext:value-type="float">
            <text:p>44.6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/>
          <table:table-cell office:value-type="float" office:value="18.63" calcext:value-type="float">
            <text:p>18.63</text:p>
          </table:table-cell>
          <table:table-cell office:value-type="float" office:value="20.49" calcext:value-type="float">
            <text:p>20.49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36.59" calcext:value-type="float">
            <text:p>36.59</text:p>
          </table:table-cell>
          <table:table-cell office:value-type="float" office:value="35.24" calcext:value-type="float">
            <text:p>35.24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44.37" calcext:value-type="float">
            <text:p>44.37</text:p>
          </table:table-cell>
          <table:table-cell office:value-type="float" office:value="45.5" calcext:value-type="float">
            <text:p>45.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/>
          <table:table-cell office:value-type="string" calcext:value-type="string">
            <text:p>SVR</text:p>
          </table:table-cell>
          <table:table-cell/>
          <table:table-cell office:value-type="float" office:value="34.01" calcext:value-type="float">
            <text:p>34.01</text:p>
          </table:table-cell>
          <table:table-cell office:value-type="float" office:value="98.56" calcext:value-type="float">
            <text:p>98.56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40.85" calcext:value-type="float">
            <text:p>40.85</text:p>
          </table:table-cell>
          <table:table-cell office:value-type="float" office:value="107.4" calcext:value-type="float">
            <text:p>107.4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46.03" calcext:value-type="float">
            <text:p>46.03</text:p>
          </table:table-cell>
          <table:table-cell office:value-type="float" office:value="114.86" calcext:value-type="float">
            <text:p>114.8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7.64" calcext:value-type="float">
            <text:p>17.64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45.42" calcext:value-type="float">
            <text:p>45.42</text:p>
          </table:table-cell>
          <table:table-cell office:value-type="float" office:value="35.39" calcext:value-type="float">
            <text:p>35.39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58.02" calcext:value-type="float">
            <text:p>58.02</text:p>
          </table:table-cell>
          <table:table-cell office:value-type="float" office:value="48.61" calcext:value-type="float">
            <text:p>48.61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/>
          <table:table-cell office:value-type="float" office:value="21.99" calcext:value-type="float">
            <text:p>21.99</text:p>
          </table:table-cell>
          <table:table-cell office:value-type="float" office:value="19.47" calcext:value-type="float">
            <text:p>19.47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47.08" calcext:value-type="float">
            <text:p>47.08</text:p>
          </table:table-cell>
          <table:table-cell office:value-type="float" office:value="33.86" calcext:value-type="float">
            <text:p>33.86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59.52" calcext:value-type="float">
            <text:p>59.52</text:p>
          </table:table-cell>
          <table:table-cell office:value-type="float" office:value="45.54" calcext:value-type="float">
            <text:p>45.54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21.56" calcext:value-type="float">
            <text:p>21.56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46.36" calcext:value-type="float">
            <text:p>46.36</text:p>
          </table:table-cell>
          <table:table-cell office:value-type="float" office:value="39.57" calcext:value-type="float">
            <text:p>39.57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60.06" calcext:value-type="float">
            <text:p>60.06</text:p>
          </table:table-cell>
          <table:table-cell office:value-type="float" office:value="50.13" calcext:value-type="float">
            <text:p>50.13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/>
          <table:table-cell office:value-type="string" calcext:value-type="string">
            <text:p>SVR</text:p>
          </table:table-cell>
          <table:table-cell/>
          <table:table-cell office:value-type="float" office:value="45.85" calcext:value-type="float">
            <text:p>45.85</text:p>
          </table:table-cell>
          <table:table-cell office:value-type="float" office:value="123.93" calcext:value-type="float">
            <text:p>123.93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50.98" calcext:value-type="float">
            <text:p>50.98</text:p>
          </table:table-cell>
          <table:table-cell office:value-type="float" office:value="131.46" calcext:value-type="float">
            <text:p>131.46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58.05" calcext:value-type="float">
            <text:p>58.05</text:p>
          </table:table-cell>
          <table:table-cell office:value-type="float" office:value="140.52" calcext:value-type="float">
            <text:p>140.52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23.37" calcext:value-type="float">
            <text:p>23.37</text:p>
          </table:table-cell>
          <table:table-cell office:value-type="float" office:value="17.69" calcext:value-type="float">
            <text:p>17.69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54.35" calcext:value-type="float">
            <text:p>54.35</text:p>
          </table:table-cell>
          <table:table-cell office:value-type="float" office:value="37.72" calcext:value-type="float">
            <text:p>37.72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0.69" calcext:value-type="float">
            <text:p>50.69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/>
          <table:table-cell office:value-type="float" office:value="27.56" calcext:value-type="float">
            <text:p>27.56</text:p>
          </table:table-cell>
          <table:table-cell office:value-type="float" office:value="20.46" calcext:value-type="float">
            <text:p>20.46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55.16" calcext:value-type="float">
            <text:p>55.16</text:p>
          </table:table-cell>
          <table:table-cell office:value-type="float" office:value="34.37" calcext:value-type="float">
            <text:p>34.37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69.64" calcext:value-type="float">
            <text:p>69.64</text:p>
          </table:table-cell>
          <table:table-cell office:value-type="float" office:value="46.76" calcext:value-type="float">
            <text:p>46.76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/>
          <table:table-cell office:value-type="float" office:value="23.08" calcext:value-type="float">
            <text:p>23.08</text:p>
          </table:table-cell>
          <table:table-cell office:value-type="float" office:value="23.91" calcext:value-type="float">
            <text:p>23.91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54.39" calcext:value-type="float">
            <text:p>54.39</text:p>
          </table:table-cell>
          <table:table-cell office:value-type="float" office:value="42.17" calcext:value-type="float">
            <text:p>42.17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70.44" calcext:value-type="float">
            <text:p>70.44</text:p>
          </table:table-cell>
          <table:table-cell office:value-type="float" office:value="53.9" calcext:value-type="float">
            <text:p>53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SVR</text:p>
          </table:table-cell>
          <table:table-cell/>
          <table:table-cell office:value-type="float" office:value="60.86" calcext:value-type="float">
            <text:p>60.86</text:p>
          </table:table-cell>
          <table:table-cell office:value-type="float" office:value="156.28" calcext:value-type="float">
            <text:p>156.28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65.88" calcext:value-type="float">
            <text:p>65.88</text:p>
          </table:table-cell>
          <table:table-cell office:value-type="float" office:value="164.59" calcext:value-type="float">
            <text:p>164.59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72.68" calcext:value-type="float">
            <text:p>72.68</text:p>
          </table:table-cell>
          <table:table-cell office:value-type="float" office:value="175.17" calcext:value-type="float">
            <text:p>175.1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25.19" calcext:value-type="float">
            <text:p>25.19</text:p>
          </table:table-cell>
          <table:table-cell office:value-type="float" office:value="21.92" calcext:value-type="float">
            <text:p>21.92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55.08" calcext:value-type="float">
            <text:p>55.08</text:p>
          </table:table-cell>
          <table:table-cell office:value-type="float" office:value="42.36" calcext:value-type="float">
            <text:p>42.36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68.26" calcext:value-type="float">
            <text:p>68.26</text:p>
          </table:table-cell>
          <table:table-cell office:value-type="float" office:value="58.21" calcext:value-type="float">
            <text:p>58.21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/>
          <table:table-cell office:value-type="float" office:value="27.34" calcext:value-type="float">
            <text:p>27.34</text:p>
          </table:table-cell>
          <table:table-cell office:value-type="float" office:value="22.86" calcext:value-type="float">
            <text:p>22.86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56.7" calcext:value-type="float">
            <text:p>56.7</text:p>
          </table:table-cell>
          <table:table-cell office:value-type="float" office:value="41.14" calcext:value-type="float">
            <text:p>41.14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69.98" calcext:value-type="float">
            <text:p>69.98</text:p>
          </table:table-cell>
          <table:table-cell office:value-type="float" office:value="55.81" calcext:value-type="float">
            <text:p>55.81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/>
          <table:table-cell office:value-type="float" office:value="24.78" calcext:value-type="float">
            <text:p>24.78</text:p>
          </table:table-cell>
          <table:table-cell office:value-type="float" office:value="22.15" calcext:value-type="float">
            <text:p>22.15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56.14" calcext:value-type="float">
            <text:p>56.14</text:p>
          </table:table-cell>
          <table:table-cell office:value-type="float" office:value="38.63" calcext:value-type="float">
            <text:p>38.63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70.42" calcext:value-type="float">
            <text:p>70.42</text:p>
          </table:table-cell>
          <table:table-cell office:value-type="float" office:value="49.41" calcext:value-type="float">
            <text:p>49.41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/>
          <table:table-cell office:value-type="string" calcext:value-type="string">
            <text:p>SVR</text:p>
          </table:table-cell>
          <table:table-cell/>
          <table:table-cell office:value-type="float" office:value="51.21" calcext:value-type="float">
            <text:p>51.21</text:p>
          </table:table-cell>
          <table:table-cell office:value-type="float" office:value="98.74" calcext:value-type="float">
            <text:p>98.74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59.92" calcext:value-type="float">
            <text:p>59.92</text:p>
          </table:table-cell>
          <table:table-cell office:value-type="float" office:value="107.96" calcext:value-type="float">
            <text:p>107.96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68.73" calcext:value-type="float">
            <text:p>68.73</text:p>
          </table:table-cell>
          <table:table-cell office:value-type="float" office:value="118.01" calcext:value-type="float">
            <text:p>118.0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23.67" calcext:value-type="float">
            <text:p>23.67</text:p>
          </table:table-cell>
          <table:table-cell office:value-type="float" office:value="30.59" calcext:value-type="float">
            <text:p>30.59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55.1" calcext:value-type="float">
            <text:p>55.1</text:p>
          </table:table-cell>
          <table:table-cell office:value-type="float" office:value="115.64" calcext:value-type="float">
            <text:p>115.64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69.38" calcext:value-type="float">
            <text:p>69.38</text:p>
          </table:table-cell>
          <table:table-cell office:value-type="float" office:value="141.6" calcext:value-type="float">
            <text:p>141.6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51.31" calcext:value-type="float">
            <text:p>51.31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54.92" calcext:value-type="float">
            <text:p>54.92</text:p>
          </table:table-cell>
          <table:table-cell office:value-type="float" office:value="65.97" calcext:value-type="float">
            <text:p>65.97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70.06" calcext:value-type="float">
            <text:p>70.06</text:p>
          </table:table-cell>
          <table:table-cell office:value-type="float" office:value="90.18" calcext:value-type="float">
            <text:p>90.1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/>
          <table:table-cell office:value-type="float" office:value="23.96" calcext:value-type="float">
            <text:p>23.96</text:p>
          </table:table-cell>
          <table:table-cell office:value-type="float" office:value="84.08" calcext:value-type="float">
            <text:p>84.08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55.07" calcext:value-type="float">
            <text:p>55.07</text:p>
          </table:table-cell>
          <table:table-cell office:value-type="float" office:value="128.91" calcext:value-type="float">
            <text:p>128.91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72.32" calcext:value-type="float">
            <text:p>72.32</text:p>
          </table:table-cell>
          <table:table-cell office:value-type="float" office:value="154.79" calcext:value-type="float">
            <text:p>154.79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/>
          <table:table-cell office:value-type="string" calcext:value-type="string">
            <text:p>SVR</text:p>
          </table:table-cell>
          <table:table-cell/>
          <table:table-cell office:value-type="float" office:value="67.47" calcext:value-type="float">
            <text:p>67.47</text:p>
          </table:table-cell>
          <table:table-cell office:value-type="float" office:value="716.79" calcext:value-type="float">
            <text:p>716.7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71.62" calcext:value-type="float">
            <text:p>71.62</text:p>
          </table:table-cell>
          <table:table-cell office:value-type="float" office:value="730.05" calcext:value-type="float">
            <text:p>730.05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78.31" calcext:value-type="float">
            <text:p>78.31</text:p>
          </table:table-cell>
          <table:table-cell office:value-type="float" office:value="748.33" calcext:value-type="float">
            <text:p>748.33</text:p>
          </table:table-cell>
          <table:table-cell office:value-type="float" office:value="0.33" calcext:value-type="float">
            <text:p>0.33</text:p>
          </table:table-cell>
        </table:table-row>
      </table:table>
      <table:table table:name="多个模型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站点</text:p>
          </table:table-cell>
          <table:table-cell office:value-type="string" calcext:value-type="string">
            <text:p>预测的步长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模型</text:p>
          </table:table-cell>
          <table:table-cell/>
          <table:table-cell office:value-type="string" calcext:value-type="string">
            <text:p>RMSE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NSE</text:p>
          </table:table-cell>
          <table:table-cell/>
          <table:table-cell office:value-type="string" calcext:value-type="string">
            <text:p>RMSE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NSE</text:p>
          </table:table-cell>
          <table:table-cell/>
          <table:table-cell office:value-type="string" calcext:value-type="string">
            <text:p>RMSE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NS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10.3650738237554" calcext:value-type="float">
            <text:p>10.3650738238</text:p>
          </table:table-cell>
          <table:table-cell office:value-type="float" office:value="22.4208545815885" calcext:value-type="float">
            <text:p>22.4208545816</text:p>
          </table:table-cell>
          <table:table-cell office:value-type="float" office:value="0.885109279325605" calcext:value-type="float">
            <text:p>0.8851092793</text:p>
          </table:table-cell>
          <table:table-cell/>
          <table:table-cell office:value-type="float" office:value="19.0076155894778" calcext:value-type="float">
            <text:p>19.0076155895</text:p>
          </table:table-cell>
          <table:table-cell office:value-type="float" office:value="41.6059198463656" calcext:value-type="float">
            <text:p>41.6059198464</text:p>
          </table:table-cell>
          <table:table-cell office:value-type="float" office:value="0.613637728800067" calcext:value-type="float">
            <text:p>0.6136377288</text:p>
          </table:table-cell>
          <table:table-cell/>
          <table:table-cell office:value-type="float" office:value="23.2202508012195" calcext:value-type="float">
            <text:p>23.2202508012</text:p>
          </table:table-cell>
          <table:table-cell office:value-type="float" office:value="61.9595124178037" calcext:value-type="float">
            <text:p>61.9595124178</text:p>
          </table:table-cell>
          <table:table-cell office:value-type="float" office:value="0.423402663517369" calcext:value-type="float">
            <text:p>0.4234026635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/>
          <table:table-cell office:value-type="float" office:value="10.383408924273" calcext:value-type="float">
            <text:p>10.3834089243</text:p>
          </table:table-cell>
          <table:table-cell office:value-type="float" office:value="22.8476909577655" calcext:value-type="float">
            <text:p>22.8476909578</text:p>
          </table:table-cell>
          <table:table-cell office:value-type="float" office:value="0.884702452301767" calcext:value-type="float">
            <text:p>0.8847024523</text:p>
          </table:table-cell>
          <table:table-cell/>
          <table:table-cell office:value-type="float" office:value="19.0517052512042" calcext:value-type="float">
            <text:p>19.0517052512</text:p>
          </table:table-cell>
          <table:table-cell office:value-type="float" office:value="33.829377923819" calcext:value-type="float">
            <text:p>33.8293779238</text:p>
          </table:table-cell>
          <table:table-cell office:value-type="float" office:value="0.611843254549678" calcext:value-type="float">
            <text:p>0.6118432545</text:p>
          </table:table-cell>
          <table:table-cell/>
          <table:table-cell office:value-type="float" office:value="23.2639584268588" calcext:value-type="float">
            <text:p>23.2639584269</text:p>
          </table:table-cell>
          <table:table-cell office:value-type="float" office:value="50.2363008481915" calcext:value-type="float">
            <text:p>50.2363008482</text:p>
          </table:table-cell>
          <table:table-cell office:value-type="float" office:value="0.421229954927434" calcext:value-type="float">
            <text:p>0.4212299549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/>
          <table:table-cell office:value-type="float" office:value="11.9702873148431" calcext:value-type="float">
            <text:p>11.9702873148</text:p>
          </table:table-cell>
          <table:table-cell office:value-type="float" office:value="28.6940157186974" calcext:value-type="float">
            <text:p>28.6940157187</text:p>
          </table:table-cell>
          <table:table-cell office:value-type="float" office:value="0.846768058742166" calcext:value-type="float">
            <text:p>0.8467680587</text:p>
          </table:table-cell>
          <table:table-cell/>
          <table:table-cell office:value-type="float" office:value="19.8569242453977" calcext:value-type="float">
            <text:p>19.8569242454</text:p>
          </table:table-cell>
          <table:table-cell office:value-type="float" office:value="28.9371694774792" calcext:value-type="float">
            <text:p>28.9371694775</text:p>
          </table:table-cell>
          <table:table-cell office:value-type="float" office:value="0.578339045140938" calcext:value-type="float">
            <text:p>0.5783390451</text:p>
          </table:table-cell>
          <table:table-cell/>
          <table:table-cell office:value-type="float" office:value="23.6570394189988" calcext:value-type="float">
            <text:p>23.657039419</text:p>
          </table:table-cell>
          <table:table-cell office:value-type="float" office:value="48.5981063114586" calcext:value-type="float">
            <text:p>48.5981063115</text:p>
          </table:table-cell>
          <table:table-cell office:value-type="float" office:value="0.401506267906725" calcext:value-type="float">
            <text:p>0.4015062679</text:p>
          </table:table-cell>
        </table:table-row>
        <table:table-row table:style-name="ro1">
          <table:table-cell/>
          <table:table-cell office:value-type="string" calcext:value-type="string">
            <text:p>SVR</text:p>
          </table:table-cell>
          <table:table-cell/>
          <table:table-cell office:value-type="float" office:value="24.087717377817" calcext:value-type="float">
            <text:p>24.0877173778</text:p>
          </table:table-cell>
          <table:table-cell office:value-type="float" office:value="138.808480733133" calcext:value-type="float">
            <text:p>138.8084807331</text:p>
          </table:table-cell>
          <table:table-cell office:value-type="float" office:value="0.379242432322467" calcext:value-type="float">
            <text:p>0.3792424323</text:p>
          </table:table-cell>
          <table:table-cell/>
          <table:table-cell office:value-type="float" office:value="28.0384563078249" calcext:value-type="float">
            <text:p>28.0384563078</text:p>
          </table:table-cell>
          <table:table-cell office:value-type="float" office:value="157.378620462793" calcext:value-type="float">
            <text:p>157.3786204628</text:p>
          </table:table-cell>
          <table:table-cell office:value-type="float" office:value="0.159066121667216" calcext:value-type="float">
            <text:p>0.1590661217</text:p>
          </table:table-cell>
          <table:table-cell/>
          <table:table-cell office:value-type="float" office:value="29.11305198783" calcext:value-type="float">
            <text:p>29.1130519878</text:p>
          </table:table-cell>
          <table:table-cell office:value-type="float" office:value="157.883779712881" calcext:value-type="float">
            <text:p>157.8837797129</text:p>
          </table:table-cell>
          <table:table-cell office:value-type="float" office:value="0.0936116991784958" calcext:value-type="float">
            <text:p>0.093611699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21.3478073448814" calcext:value-type="float">
            <text:p>21.3478073449</text:p>
          </table:table-cell>
          <table:table-cell office:value-type="float" office:value="32.7907141961072" calcext:value-type="float">
            <text:p>32.7907141961</text:p>
          </table:table-cell>
          <table:table-cell office:value-type="float" office:value="0.933818846166126" calcext:value-type="float">
            <text:p>0.9338188462</text:p>
          </table:table-cell>
          <table:table-cell/>
          <table:table-cell office:value-type="float" office:value="48.5112802540574" calcext:value-type="float">
            <text:p>48.5112802541</text:p>
          </table:table-cell>
          <table:table-cell office:value-type="float" office:value="61.3659382738159" calcext:value-type="float">
            <text:p>61.3659382738</text:p>
          </table:table-cell>
          <table:table-cell office:value-type="float" office:value="0.658207489268746" calcext:value-type="float">
            <text:p>0.6582074893</text:p>
          </table:table-cell>
          <table:table-cell/>
          <table:table-cell office:value-type="float" office:value="63.5257779112844" calcext:value-type="float">
            <text:p>63.5257779113</text:p>
          </table:table-cell>
          <table:table-cell office:value-type="float" office:value="61.3659382738159" calcext:value-type="float">
            <text:p>61.3659382738</text:p>
          </table:table-cell>
          <table:table-cell office:value-type="float" office:value="0.658207489268746" calcext:value-type="float">
            <text:p>0.6582074893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/>
          <table:table-cell office:value-type="float" office:value="20.7426719776354" calcext:value-type="float">
            <text:p>20.7426719776</text:p>
          </table:table-cell>
          <table:table-cell office:value-type="float" office:value="28.7669897358779" calcext:value-type="float">
            <text:p>28.7669897359</text:p>
          </table:table-cell>
          <table:table-cell office:value-type="float" office:value="0.937517674642703" calcext:value-type="float">
            <text:p>0.9375176746</text:p>
          </table:table-cell>
          <table:table-cell/>
          <table:table-cell office:value-type="float" office:value="48.1722381129585" calcext:value-type="float">
            <text:p>48.172238113</text:p>
          </table:table-cell>
          <table:table-cell office:value-type="float" office:value="53.2058198202257" calcext:value-type="float">
            <text:p>53.2058198202</text:p>
          </table:table-cell>
          <table:table-cell office:value-type="float" office:value="0.662968325016151" calcext:value-type="float">
            <text:p>0.662968325</text:p>
          </table:table-cell>
          <table:table-cell/>
          <table:table-cell office:value-type="float" office:value="48.1722381129585" calcext:value-type="float">
            <text:p>48.172238113</text:p>
          </table:table-cell>
          <table:table-cell office:value-type="float" office:value="53.2058198202257" calcext:value-type="float">
            <text:p>53.2058198202</text:p>
          </table:table-cell>
          <table:table-cell office:value-type="float" office:value="0.662968325016151" calcext:value-type="float">
            <text:p>0.662968325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/>
          <table:table-cell office:value-type="float" office:value="23.0768905875732" calcext:value-type="float">
            <text:p>23.0768905876</text:p>
          </table:table-cell>
          <table:table-cell office:value-type="float" office:value="31.8502159742473" calcext:value-type="float">
            <text:p>31.8502159742</text:p>
          </table:table-cell>
          <table:table-cell office:value-type="float" office:value="0.922663882236392" calcext:value-type="float">
            <text:p>0.9226638822</text:p>
          </table:table-cell>
          <table:table-cell/>
          <table:table-cell office:value-type="float" office:value="51.555025135482" calcext:value-type="float">
            <text:p>51.5550251355</text:p>
          </table:table-cell>
          <table:table-cell office:value-type="float" office:value="53.2273912370636" calcext:value-type="float">
            <text:p>53.2273912371</text:p>
          </table:table-cell>
          <table:table-cell office:value-type="float" office:value="0.613971760815379" calcext:value-type="float">
            <text:p>0.6139717608</text:p>
          </table:table-cell>
          <table:table-cell/>
          <table:table-cell office:value-type="float" office:value="51.555025135482" calcext:value-type="float">
            <text:p>51.5550251355</text:p>
          </table:table-cell>
          <table:table-cell office:value-type="float" office:value="53.2273912370636" calcext:value-type="float">
            <text:p>53.2273912371</text:p>
          </table:table-cell>
          <table:table-cell office:value-type="float" office:value="0.613971760815379" calcext:value-type="float">
            <text:p>0.6139717608</text:p>
          </table:table-cell>
        </table:table-row>
        <table:table-row table:style-name="ro1">
          <table:table-cell/>
          <table:table-cell office:value-type="string" calcext:value-type="string">
            <text:p>SVR</text:p>
          </table:table-cell>
          <table:table-cell/>
          <table:table-cell office:value-type="float" office:value="31.8439548307501" calcext:value-type="float">
            <text:p>31.8439548308</text:p>
          </table:table-cell>
          <table:table-cell office:value-type="float" office:value="76.792050492821" calcext:value-type="float">
            <text:p>76.7920504928</text:p>
          </table:table-cell>
          <table:table-cell office:value-type="float" office:value="0.852729750789255" calcext:value-type="float">
            <text:p>0.8527297508</text:p>
          </table:table-cell>
          <table:table-cell/>
          <table:table-cell office:value-type="float" office:value="54.2418909936564" calcext:value-type="float">
            <text:p>54.2418909937</text:p>
          </table:table-cell>
          <table:table-cell office:value-type="float" office:value="114.175631751001" calcext:value-type="float">
            <text:p>114.175631751</text:p>
          </table:table-cell>
          <table:table-cell office:value-type="float" office:value="0.572736494309392" calcext:value-type="float">
            <text:p>0.5727364943</text:p>
          </table:table-cell>
          <table:table-cell/>
          <table:table-cell office:value-type="float" office:value="54.2418909936564" calcext:value-type="float">
            <text:p>54.2418909937</text:p>
          </table:table-cell>
          <table:table-cell office:value-type="float" office:value="114.175631751001" calcext:value-type="float">
            <text:p>114.175631751</text:p>
          </table:table-cell>
          <table:table-cell office:value-type="float" office:value="0.572736494309392" calcext:value-type="float">
            <text:p>0.572736494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15.5122685064831" calcext:value-type="float">
            <text:p>15.5122685065</text:p>
          </table:table-cell>
          <table:table-cell office:value-type="float" office:value="93.3702799419295" calcext:value-type="float">
            <text:p>93.3702799419</text:p>
          </table:table-cell>
          <table:table-cell office:value-type="float" office:value="0.971891341980342" calcext:value-type="float">
            <text:p>0.971891342</text:p>
          </table:table-cell>
          <table:table-cell/>
          <table:table-cell office:value-type="float" office:value="36.9659517449322" calcext:value-type="float">
            <text:p>36.9659517449</text:p>
          </table:table-cell>
          <table:table-cell office:value-type="float" office:value="196.24248118142" calcext:value-type="float">
            <text:p>196.2424811814</text:p>
          </table:table-cell>
          <table:table-cell office:value-type="float" office:value="0.840377808406497" calcext:value-type="float">
            <text:p>0.8403778084</text:p>
          </table:table-cell>
          <table:table-cell/>
          <table:table-cell office:value-type="float" office:value="56.508120721454" calcext:value-type="float">
            <text:p>56.5081207215</text:p>
          </table:table-cell>
          <table:table-cell office:value-type="float" office:value="236.62770817048" calcext:value-type="float">
            <text:p>236.6277081705</text:p>
          </table:table-cell>
          <table:table-cell office:value-type="float" office:value="0.626997954516458" calcext:value-type="float">
            <text:p>0.6269979545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/>
          <table:table-cell office:value-type="float" office:value="15.8588266367049" calcext:value-type="float">
            <text:p>15.8588266367</text:p>
          </table:table-cell>
          <table:table-cell office:value-type="float" office:value="123.897091883737" calcext:value-type="float">
            <text:p>123.8970918837</text:p>
          </table:table-cell>
          <table:table-cell office:value-type="float" office:value="0.970621366732532" calcext:value-type="float">
            <text:p>0.9706213667</text:p>
          </table:table-cell>
          <table:table-cell/>
          <table:table-cell office:value-type="float" office:value="37.2324874348571" calcext:value-type="float">
            <text:p>37.2324874349</text:p>
          </table:table-cell>
          <table:table-cell office:value-type="float" office:value="204.731473901208" calcext:value-type="float">
            <text:p>204.7314739012</text:p>
          </table:table-cell>
          <table:table-cell office:value-type="float" office:value="0.838067661357923" calcext:value-type="float">
            <text:p>0.8380676614</text:p>
          </table:table-cell>
          <table:table-cell/>
          <table:table-cell office:value-type="float" office:value="56.7509557331988" calcext:value-type="float">
            <text:p>56.7509557332</text:p>
          </table:table-cell>
          <table:table-cell office:value-type="float" office:value="278.272527629029" calcext:value-type="float">
            <text:p>278.272527629</text:p>
          </table:table-cell>
          <table:table-cell office:value-type="float" office:value="0.623785227658873" calcext:value-type="float">
            <text:p>0.6237852277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/>
          <table:table-cell office:value-type="float" office:value="24.0578412046961" calcext:value-type="float">
            <text:p>24.0578412047</text:p>
          </table:table-cell>
          <table:table-cell office:value-type="float" office:value="275.69615758355" calcext:value-type="float">
            <text:p>275.6961575836</text:p>
          </table:table-cell>
          <table:table-cell office:value-type="float" office:value="0.932391267699826" calcext:value-type="float">
            <text:p>0.9323912677</text:p>
          </table:table-cell>
          <table:table-cell/>
          <table:table-cell office:value-type="float" office:value="41.4673742312304" calcext:value-type="float">
            <text:p>41.4673742312</text:p>
          </table:table-cell>
          <table:table-cell office:value-type="float" office:value="316.817139772618" calcext:value-type="float">
            <text:p>316.8171397726</text:p>
          </table:table-cell>
          <table:table-cell office:value-type="float" office:value="0.799135791816478" calcext:value-type="float">
            <text:p>0.7991357918</text:p>
          </table:table-cell>
          <table:table-cell/>
          <table:table-cell office:value-type="float" office:value="55.9530011263851" calcext:value-type="float">
            <text:p>55.9530011264</text:p>
          </table:table-cell>
          <table:table-cell office:value-type="float" office:value="284.382754275491" calcext:value-type="float">
            <text:p>284.3827542755</text:p>
          </table:table-cell>
          <table:table-cell office:value-type="float" office:value="0.634290488371436" calcext:value-type="float">
            <text:p>0.6342904884</text:p>
          </table:table-cell>
        </table:table-row>
        <table:table-row table:style-name="ro1">
          <table:table-cell/>
          <table:table-cell office:value-type="string" calcext:value-type="string">
            <text:p>SVR</text:p>
          </table:table-cell>
          <table:table-cell/>
          <table:table-cell office:value-type="float" office:value="41.9662685134905" calcext:value-type="float">
            <text:p>41.9662685135</text:p>
          </table:table-cell>
          <table:table-cell office:value-type="float" office:value="940.360672356788" calcext:value-type="float">
            <text:p>940.3606723568</text:p>
          </table:table-cell>
          <table:table-cell office:value-type="float" office:value="0.794155202985094" calcext:value-type="float">
            <text:p>0.794155203</text:p>
          </table:table-cell>
          <table:table-cell/>
          <table:table-cell office:value-type="float" office:value="57.6535862261476" calcext:value-type="float">
            <text:p>57.6535862261</text:p>
          </table:table-cell>
          <table:table-cell office:value-type="float" office:value="1222.43036189653" calcext:value-type="float">
            <text:p>1222.4303618965</text:p>
          </table:table-cell>
          <table:table-cell office:value-type="float" office:value="0.611588601442445" calcext:value-type="float">
            <text:p>0.6115886014</text:p>
          </table:table-cell>
          <table:table-cell/>
          <table:table-cell office:value-type="float" office:value="71.5631692546421" calcext:value-type="float">
            <text:p>71.5631692546</text:p>
          </table:table-cell>
          <table:table-cell office:value-type="float" office:value="1312.14430828973" calcext:value-type="float">
            <text:p>1312.1443082897</text:p>
          </table:table-cell>
          <table:table-cell office:value-type="float" office:value="0.40176941088459" calcext:value-type="float">
            <text:p>0.4017694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3">0000/00/00</text:date>, <text:time style:data-style-name="N2" text:time-value="20:59:10.42822209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9:19:47.202377111</meta:creation-date>
    <meta:generator>LibreOffice/5.1.6.2$Linux_X86_64 LibreOffice_project/10m0$Build-2</meta:generator>
    <dc:date>2020-03-23T21:45:25.478848232</dc:date>
    <meta:editing-duration>PT2H1M16S</meta:editing-duration>
    <meta:editing-cycles>46</meta:editing-cycles>
    <meta:document-statistic meta:table-count="2" meta:cell-count="399" meta:object-count="0"/>
  </office:meta>
</office:document-meta>
</file>